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FE00000134F91960FE.png" manifest:media-type="image/png"/>
  <manifest:file-entry manifest:full-path="Pictures/10000001000003860000035277A25707.png" manifest:media-type="image/png"/>
  <manifest:file-entry manifest:full-path="Pictures/1000000100000386000002B8D07A6BF3.png" manifest:media-type="image/png"/>
  <manifest:file-entry manifest:full-path="Pictures/10000001000003D000000082DA19AAF6.png" manifest:media-type="image/png"/>
  <manifest:file-entry manifest:full-path="Pictures/10000001000003D000000199CD0C0D34.png" manifest:media-type="image/png"/>
  <manifest:file-entry manifest:full-path="Pictures/10000001000002FE000002C9D8510247.png" manifest:media-type="image/png"/>
  <manifest:file-entry manifest:full-path="Pictures/10000001000003D5000002A06D9A8635.png" manifest:media-type="image/png"/>
  <manifest:file-entry manifest:full-path="Pictures/10000001000003D0000001303D5C1A5B.png" manifest:media-type="image/png"/>
  <manifest:file-entry manifest:full-path="Pictures/10000001000003D00000029F1A8CE6D8.png" manifest:media-type="image/png"/>
  <manifest:file-entry manifest:full-path="Pictures/10000001000003D00000010263971660.png" manifest:media-type="image/png"/>
  <manifest:file-entry manifest:full-path="Pictures/10000001000003CE000000CDBBCDC464.png" manifest:media-type="image/png"/>
  <manifest:file-entry manifest:full-path="Pictures/10000001000003D800000118B705E159.png" manifest:media-type="image/png"/>
  <manifest:file-entry manifest:full-path="Pictures/10000001000003D80000024805EB9A6D.png" manifest:media-type="image/png"/>
  <manifest:file-entry manifest:full-path="Pictures/10000001000003860000004860320860.png" manifest:media-type="image/png"/>
  <manifest:file-entry manifest:full-path="Pictures/100000010000038600000225DEACE819.png" manifest:media-type="image/png"/>
  <manifest:file-entry manifest:full-path="Pictures/10000001000003860000027AEE2C47C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in" svg:y="0.1228in" svg:width="6.6929in" svg:height="4.6016in" draw:z-index="0"><draw:image xlink:href="Pictures/10000001000003D00000029F1A8CE6D8.png" xlink:type="simple" xlink:show="embed" xlink:actuate="onLoad" draw:mime-type="image/png"/></draw:frame><draw:frame draw:style-name="fr1" draw:name="Image2" text:anchor-type="char" svg:x="0in" svg:y="4.8681in" svg:width="6.6929in" svg:height="1.4083in" draw:z-index="1"><draw:image xlink:href="Pictures/10000001000003CE000000CDBBCDC46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char" svg:x="0in" svg:y="0.0173in" svg:width="6.6929in" svg:height="4.5846in" draw:z-index="2"><draw:image xlink:href="Pictures/10000001000003D5000002A06D9A8635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3" draw:name="Image4" text:anchor-type="char" svg:width="6.6929in" svg:height="0.8909in" draw:z-index="3"><draw:image xlink:href="Pictures/10000001000003D000000082DA19AAF6.png" xlink:type="simple" xlink:show="embed" xlink:actuate="onLoad" draw:mime-type="image/png"/></draw:frame></text:p>
      <text:p text:style-name="Standard"><draw:frame draw:style-name="fr3" draw:name="Image5" text:anchor-type="char" svg:width="6.6929in" svg:height="2.0846in" draw:z-index="4"><draw:image xlink:href="Pictures/10000001000003D0000001303D5C1A5B.png" xlink:type="simple" xlink:show="embed" xlink:actuate="onLoad" draw:mime-type="image/png"/></draw:frame></text:p>
      <text:p text:style-name="Standard"><draw:frame draw:style-name="fr3" draw:name="Image6" text:anchor-type="char" svg:width="6.6929in" svg:height="1.7689in" draw:z-index="5"><draw:image xlink:href="Pictures/10000001000003D00000010263971660.png" xlink:type="simple" xlink:show="embed" xlink:actuate="onLoad" draw:mime-type="image/png"/></draw:frame></text:p>
      <text:p text:style-name="Standard"><draw:frame draw:style-name="fr3" draw:name="Image7" text:anchor-type="char" svg:width="6.6929in" svg:height="2.8043in" draw:z-index="6"><draw:image xlink:href="Pictures/10000001000003D000000199CD0C0D34.png" xlink:type="simple" xlink:show="embed" xlink:actuate="onLoad" draw:mime-type="image/png"/></draw:frame></text:p>
      <text:p text:style-name="Standard"><draw:frame draw:style-name="fr2" draw:name="Image8" text:anchor-type="char" svg:width="6.6929in" svg:height="3.972in" draw:z-index="7"><draw:image xlink:href="Pictures/10000001000003D80000024805EB9A6D.png" xlink:type="simple" xlink:show="embed" xlink:actuate="onLoad" draw:mime-type="image/png"/></draw:frame><text:soft-page-break/></text:p>
      <text:p text:style-name="Standard"><draw:frame draw:style-name="fr3" draw:name="Image9" text:anchor-type="char" svg:width="6.6929in" svg:height="1.9043in" draw:z-index="8"><draw:image xlink:href="Pictures/10000001000003D800000118B705E159.png" xlink:type="simple" xlink:show="embed" xlink:actuate="onLoad" draw:mime-type="image/png"/></draw:frame></text:p>
      <text:p text:style-name="Standard"/>
      <text:p text:style-name="Standard"><draw:frame draw:style-name="fr2" draw:name="Image10" text:anchor-type="char" svg:width="6.6929in" svg:height="5.1638in" draw:z-index="9"><draw:image xlink:href="Pictures/1000000100000386000002B8D07A6BF3.png" xlink:type="simple" xlink:show="embed" xlink:actuate="onLoad" draw:mime-type="image/png"/></draw:frame><text:soft-page-break/></text:p>
      <text:p text:style-name="Standard"><draw:frame draw:style-name="fr1" draw:name="Image11" text:anchor-type="char" svg:x="0in" svg:y="0.0563in" svg:width="6.6929in" svg:height="0.5339in" draw:z-index="10"><draw:image xlink:href="Pictures/10000001000003860000004860320860.png" xlink:type="simple" xlink:show="embed" xlink:actuate="onLoad" draw:mime-type="image/png"/></draw:frame><draw:frame draw:style-name="fr1" draw:name="Image12" text:anchor-type="char" svg:x="0.0102in" svg:y="0.7291in" svg:width="6.6929in" svg:height="4.0736in" draw:z-index="11"><draw:image xlink:href="Pictures/100000010000038600000225DEACE819.png" xlink:type="simple" xlink:show="embed" xlink:actuate="onLoad" draw:mime-type="image/png"/></draw:frame></text:p>
      <text:p text:style-name="Standard"><draw:frame draw:style-name="fr1" draw:name="Image13" text:anchor-type="char" svg:x="0.0311in" svg:y="0.0465in" svg:width="6.6929in" svg:height="4.7043in" draw:z-index="12"><draw:image xlink:href="Pictures/10000001000003860000027AEE2C47CF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4" text:anchor-type="char" svg:x="0.0209in" svg:y="0.0173in" svg:width="6.6929in" svg:height="6.3071in" draw:z-index="13"><draw:image xlink:href="Pictures/10000001000003860000035277A25707.png" xlink:type="simple" xlink:show="embed" xlink:actuate="onLoad" draw:mime-type="image/png"/></draw:frame><text:soft-page-break/></text:p>
      <text:p text:style-name="Standard"><draw:frame draw:style-name="fr1" draw:name="Image16" text:anchor-type="char" svg:x="-0.0209in" svg:y="1.8335in" svg:width="6.6929in" svg:height="2.6909in" draw:z-index="15"><draw:image xlink:href="Pictures/10000001000002FE00000134F91960FE.png" xlink:type="simple" xlink:show="embed" xlink:actuate="onLoad" draw:mime-type="image/png"/></draw:frame></text:p>
      <text:p text:style-name="Standard"><draw:frame draw:style-name="fr2" draw:name="Image15" text:anchor-type="char" svg:width="6.6929in" svg:height="6.2299in" draw:z-index="14"><draw:image xlink:href="Pictures/10000001000002FE000002C9D8510247.png" xlink:type="simple" xlink:show="embed" xlink:actuate="onLoad" draw:mime-type="image/png"/></draw:frame><text:soft-page-break/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31T18:04:47.842823026</meta:creation-date>
    <meta:generator>LibreOffice/7.6.5.2$Linux_X86_64 LibreOffice_project/60$Build-2</meta:generator>
    <dc:date>2024-03-31T18:26:53.111110090</dc:date>
    <meta:editing-duration>PT20M34S</meta:editing-duration>
    <meta:editing-cycles>2</meta:editing-cycles>
    <meta:document-statistic meta:table-count="0" meta:image-count="16" meta:object-count="0" meta:page-count="8" meta:paragraph-count="0" meta:word-count="0" meta:character-count="0" meta:non-whitespace-character-count="0"/>
  </office:meta>
</office:document-meta>
</file>